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4c7bb05" officeooo:paragraph-rsid="0517b171"/>
    </style:style>
    <style:style style:name="P5" style:family="paragraph" style:parent-style-name="Text_20_body">
      <style:paragraph-properties fo:line-height="100%"/>
      <style:text-properties officeooo:paragraph-rsid="052a67b1"/>
    </style:style>
    <style:style style:name="P6" style:family="paragraph" style:parent-style-name="Text_20_body">
      <style:paragraph-properties fo:line-height="100%"/>
      <style:text-properties officeooo:paragraph-rsid="052db278"/>
    </style:style>
    <style:style style:name="P7" style:family="paragraph" style:parent-style-name="Text_20_body">
      <style:paragraph-properties fo:line-height="100%"/>
      <style:text-properties officeooo:paragraph-rsid="053084bc"/>
    </style:style>
    <style:style style:name="P8" style:family="paragraph" style:parent-style-name="Text_20_body">
      <style:text-properties officeooo:paragraph-rsid="05255db9"/>
    </style:style>
    <style:style style:name="P9" style:family="paragraph" style:parent-style-name="Text_20_body">
      <style:paragraph-properties fo:line-height="100%"/>
      <style:text-properties officeooo:rsid="05277bc2" officeooo:paragraph-rsid="05277bc2"/>
    </style:style>
    <style:style style:name="P10" style:family="paragraph" style:parent-style-name="Text_20_body">
      <style:paragraph-properties fo:line-height="100%"/>
      <style:text-properties officeooo:rsid="052a67b1" officeooo:paragraph-rsid="0529d655"/>
    </style:style>
    <style:style style:name="P11" style:family="paragraph" style:parent-style-name="Text_20_body">
      <style:paragraph-properties fo:line-height="100%"/>
      <style:text-properties style:font-name="Monospace" fo:language="en" fo:country="US" officeooo:rsid="052a67b1" officeooo:paragraph-rsid="052a67b1" style:font-size-asian="10.5pt" style:font-name-complex="David CLM" style:font-weight-complex="normal"/>
    </style:style>
    <style:style style:name="P12" style:family="paragraph" style:parent-style-name="Heading_20_2">
      <style:text-properties officeooo:paragraph-rsid="0517b171"/>
    </style:style>
    <style:style style:name="P13" style:family="paragraph" style:parent-style-name="Heading_20_2">
      <style:paragraph-properties fo:line-height="100%"/>
      <style:text-properties officeooo:paragraph-rsid="052a67b1"/>
    </style:style>
    <style:style style:name="P14" style:family="paragraph" style:parent-style-name="Heading_20_2">
      <style:text-properties officeooo:paragraph-rsid="0523a84f"/>
    </style:style>
    <style:style style:name="P15" style:family="paragraph" style:parent-style-name="Heading_20_2">
      <style:text-properties officeooo:paragraph-rsid="052db278"/>
    </style:style>
    <style:style style:name="P16" style:family="paragraph" style:parent-style-name="Heading_20_2">
      <style:text-properties officeooo:paragraph-rsid="053084bc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c7bb05" officeooo:paragraph-rsid="0517b171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c96a29" officeooo:paragraph-rsid="0517b171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5255db9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5277bc2"/>
    </style:style>
    <style:style style:name="P21" style:family="paragraph" style:parent-style-name="Text_20_body">
      <style:paragraph-properties fo:line-height="100%" fo:text-align="start" style:justify-single-word="false" style:writing-mode="lr-tb"/>
      <style:text-properties officeooo:rsid="04e1967f" officeooo:paragraph-rsid="052db278"/>
    </style:style>
    <style:style style:name="P22" style:family="paragraph" style:parent-style-name="Text_20_body">
      <style:paragraph-properties fo:line-height="100%" fo:text-align="start" style:justify-single-word="false" style:writing-mode="lr-tb"/>
      <style:text-properties officeooo:rsid="04e1967f" officeooo:paragraph-rsid="053084bc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4c96a29" officeooo:paragraph-rsid="0517b171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51ebcd5"/>
    </style:style>
    <style:style style:name="P25" style:family="paragraph" style:parent-style-name="Text_20_body">
      <style:paragraph-properties fo:text-align="end" style:justify-single-word="false" style:writing-mode="rl-tb"/>
      <style:text-properties officeooo:paragraph-rsid="05277bc2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220a66" officeooo:paragraph-rsid="05220a66"/>
    </style:style>
    <style:style style:name="P27" style:family="paragraph" style:parent-style-name="Heading_20_1">
      <style:paragraph-properties fo:line-height="100%"/>
      <style:text-properties officeooo:rsid="04af6545" officeooo:paragraph-rsid="04af6545"/>
    </style:style>
    <style:style style:name="P28" style:family="paragraph" style:parent-style-name="Text_20_body">
      <style:paragraph-properties fo:line-height="100%"/>
      <style:text-properties fo:language="en" fo:country="US" officeooo:rsid="05277bc2" officeooo:paragraph-rsid="05277bc2"/>
    </style:style>
    <style:style style:name="P29" style:family="paragraph" style:parent-style-name="Text_20_body">
      <style:paragraph-properties fo:line-height="100%"/>
      <style:text-properties fo:language="en" fo:country="US" officeooo:rsid="0534ff3e" officeooo:paragraph-rsid="0534ff3e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officeooo:rsid="04c7ccb4"/>
    </style:style>
    <style:style style:name="T4" style:family="text">
      <style:text-properties officeooo:rsid="04e8a54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500b4ff"/>
    </style:style>
    <style:style style:name="T7" style:family="text">
      <style:text-properties fo:language="en" fo:country="US" officeooo:rsid="0529d655"/>
    </style:style>
    <style:style style:name="T8" style:family="text">
      <style:text-properties fo:language="en" fo:country="US" officeooo:rsid="052b3ac0"/>
    </style:style>
    <style:style style:name="T9" style:family="text">
      <style:text-properties style:font-name="Monospace" officeooo:rsid="051bd589" style:font-size-asian="10.5pt" style:font-name-complex="David CLM" style:font-weight-complex="normal"/>
    </style:style>
    <style:style style:name="T10" style:family="text">
      <style:text-properties style:font-name="Monospace" officeooo:rsid="05200bb0" style:font-size-asian="10.5pt" style:font-name-complex="David CLM" style:font-weight-complex="normal"/>
    </style:style>
    <style:style style:name="T11" style:family="text">
      <style:text-properties style:font-name="Monospace" officeooo:rsid="05255db9" style:font-size-asian="10.5pt" style:font-name-complex="David CLM" style:font-weight-complex="normal"/>
    </style:style>
    <style:style style:name="T12" style:family="text">
      <style:text-properties style:font-name="Monospace" officeooo:rsid="05277bc2" style:font-size-asian="10.5pt" style:font-name-complex="David CLM" style:font-weight-complex="normal"/>
    </style:style>
    <style:style style:name="T13" style:family="text">
      <style:text-properties style:font-name="Monospace" officeooo:rsid="052832ae" style:font-size-asian="10.5pt" style:font-name-complex="David CLM" style:font-weight-complex="normal"/>
    </style:style>
    <style:style style:name="T14" style:family="text">
      <style:text-properties style:font-name="Monospace" officeooo:rsid="052db278" style:font-size-asian="10.5pt" style:font-name-complex="David CLM" style:font-weight-complex="normal"/>
    </style:style>
    <style:style style:name="T15" style:family="text">
      <style:text-properties style:font-name="Monospace" officeooo:rsid="0518ca15" style:font-size-asian="10.5pt" style:font-name-complex="David CLM" style:font-weight-complex="normal"/>
    </style:style>
    <style:style style:name="T16" style:family="text">
      <style:text-properties style:font-name="Monospace" officeooo:rsid="051ae32c" style:font-size-asian="10.5pt" style:font-name-complex="David CLM" style:font-weight-complex="normal"/>
    </style:style>
    <style:style style:name="T17" style:family="text">
      <style:text-properties style:font-name="Monospace" fo:language="en" fo:country="US" officeooo:rsid="05272561" style:font-size-asian="10.5pt" style:font-name-complex="David CLM" style:font-weight-complex="normal"/>
    </style:style>
    <style:style style:name="T18" style:family="text">
      <style:text-properties style:font-name="Monospace" fo:language="en" fo:country="US" officeooo:rsid="05277bc2" style:font-size-asian="10.5pt" style:font-name-complex="David CLM" style:font-weight-complex="normal"/>
    </style:style>
    <style:style style:name="T19" style:family="text">
      <style:text-properties style:font-name="Monospace" fo:language="en" fo:country="US" officeooo:rsid="052a67b1" style:font-size-asian="10.5pt" style:font-name-complex="David CLM" style:font-weight-complex="normal"/>
    </style:style>
    <style:style style:name="T20" style:family="text">
      <style:text-properties style:font-name="Monospace" fo:language="en" fo:country="US" officeooo:rsid="052b0e37" style:font-size-asian="10.5pt" style:font-name-complex="David CLM" style:font-weight-complex="normal"/>
    </style:style>
    <style:style style:name="T21" style:family="text">
      <style:text-properties style:font-name="Monospace" fo:language="en" fo:country="US" fo:font-weight="normal" officeooo:rsid="05272561" style:font-size-asian="10.5pt" style:font-weight-asian="normal" style:font-name-complex="David CLM" style:font-weight-complex="normal"/>
    </style:style>
    <style:style style:name="T22" style:family="text">
      <style:text-properties style:font-name="Monospace" fo:language="en" fo:country="US" fo:font-style="italic" officeooo:rsid="052a67b1" style:font-size-asian="10.5pt" style:font-style-asian="italic" style:font-name-complex="David CLM" style:font-style-complex="italic" style:font-weight-complex="normal"/>
    </style:style>
    <style:style style:name="T23" style:family="text">
      <style:text-properties style:font-name="Monospace" fo:font-style="italic" officeooo:rsid="05255db9" style:font-size-asian="10.5pt" style:font-style-asian="italic" style:font-name-complex="David CLM" style:font-style-complex="italic" style:font-weight-complex="normal"/>
    </style:style>
    <style:style style:name="T24" style:family="text">
      <style:text-properties style:font-name="Monospace" fo:font-style="italic" officeooo:rsid="05277bc2" style:font-size-asian="10.5pt" style:font-style-asian="italic" style:font-name-complex="David CLM" style:font-style-complex="italic" style:font-weight-complex="normal"/>
    </style:style>
    <style:style style:name="T25" style:family="text">
      <style:text-properties fo:color="#000000" loext:opacity="100%" style:font-name="Monospace" fo:font-size="12pt" fo:font-style="normal" fo:font-weight="normal" officeooo:rsid="0517b17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6" style:family="text">
      <style:text-properties fo:color="#000000" loext:opacity="100%" style:font-name="Monospace" fo:font-size="12pt" fo:font-style="normal" fo:font-weight="normal" officeooo:rsid="051d16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7" style:family="text">
      <style:text-properties fo:color="#000000" loext:opacity="100%" style:font-name="Monospace" fo:font-size="12pt" fo:language="en" fo:country="US" fo:font-style="normal" fo:font-weight="normal" officeooo:rsid="0518ca1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8" style:family="text">
      <style:text-properties fo:color="#000000" loext:opacity="100%" style:font-name="Monospace" fo:font-size="12pt" fo:language="en" fo:country="US" fo:font-style="normal" fo:font-weight="normal" officeooo:rsid="05208d5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9" style:family="text">
      <style:text-properties fo:color="#000000" loext:opacity="100%" style:font-name="Monospace" fo:font-size="12pt" fo:language="en" fo:country="US" fo:font-style="normal" fo:font-weight="normal" officeooo:rsid="052a67b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0" style:family="text">
      <style:text-properties fo:color="#000000" loext:opacity="100%" style:font-name="Monospace" fo:font-size="12pt" fo:language="en" fo:country="US" fo:font-style="normal" fo:font-weight="normal" officeooo:rsid="052db27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1" style:family="text">
      <style:text-properties fo:color="#000000" loext:opacity="100%" style:font-name="Monospace" fo:font-size="12pt" fo:language="en" fo:country="US" fo:font-style="normal" fo:font-weight="normal" officeooo:rsid="053084b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2" style:family="text">
      <style:text-properties officeooo:rsid="049395cc"/>
    </style:style>
    <style:style style:name="T33" style:family="text">
      <style:text-properties officeooo:rsid="04dd3a5c"/>
    </style:style>
    <style:style style:name="T34" style:family="text">
      <style:text-properties officeooo:rsid="04d7136b"/>
    </style:style>
    <style:style style:name="T35" style:family="text">
      <style:text-properties officeooo:rsid="04c96a29"/>
    </style:style>
    <style:style style:name="T36" style:family="text">
      <style:text-properties officeooo:rsid="04c7bb0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4d89ce1"/>
    </style:style>
    <style:style style:name="T39" style:family="text">
      <style:text-properties officeooo:rsid="0517b171"/>
    </style:style>
    <style:style style:name="T40" style:family="text">
      <style:text-properties officeooo:rsid="0518ca15"/>
    </style:style>
    <style:style style:name="T41" style:family="text">
      <style:text-properties officeooo:rsid="051ae32c"/>
    </style:style>
    <style:style style:name="T42" style:family="text">
      <style:text-properties officeooo:rsid="051d162e"/>
    </style:style>
    <style:style style:name="T43" style:family="text">
      <style:text-properties officeooo:rsid="051ebcd5"/>
    </style:style>
    <style:style style:name="T44" style:family="text">
      <style:text-properties officeooo:rsid="05277bc2"/>
    </style:style>
    <style:style style:name="T45" style:family="text">
      <style:text-properties officeooo:rsid="0533b771"/>
    </style:style>
    <style:style style:name="T46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">מטלה</text:span> –<text:span text:style-name="T2"> </text:span><text:span text:style-name="T45">אלגוריתמי החלפה</text:span></text:h>
      <text:p text:style-name="P3">יש לענות על שאלה אחת לבחירתכם. <text:span text:style-name="T6">שאלות המסומנות בכוכבית * מזכות בניקוד כפול.</text:span></text:p>
      <text:p text:style-name="P12"><text:span text:style-name="T32">שאלה </text:span><text:span text:style-name="T25">1</text:span><text:span text:style-name="T32">: </text:span><text:span text:style-name="T39">תיכנות - </text:span><text:span text:style-name="T33">חיפוש </text:span><text:span text:style-name="T25">מעגל</text:span><text:span text:style-name="T26">י</text:span><text:span text:style-name="T25"> החלפה</text:span></text:p>
      <text:p text:style-name="P4"><text:span text:style-name="T42">א. </text:span>כיתבו <text:span text:style-name="T4">פונקציה בפייתון המוצאת מעגל בגרף החלפת בתים. כותרת הפונקציה:</text:span></text:p>
      <text:p text:style-name="P17"><text:span text:style-name="T34">def</text:span> <text:span text:style-name="T3">find_trading_cycle</text:span>(<text:span text:style-name="T35">preferences: List[List[int]]</text:span>): ...</text:p>
      <text:p text:style-name="P23">הניחו שבתחילת הפונקציה, כל אדם i גר בבית i. <text:s/><text:span text:style-name="T36">הפרמטר </text:span><text:span text:style-name="T37">preferences</text:span><text:span text:style-name="T36"> מתאר את ההעדפות של בעלי-הבתים </text:span><text:span text:style-name="T42">(מניחים שההעדפות חזקות – אין אדישות)</text:span><text:span text:style-name="T36">. לכל i, הוקטור preferences[i] מתאר את סדר ההעדפות של אדם i. </text:span>למשל, אם:</text:p>
      <text:p text:style-name="P18">preferences[11] = <text:span text:style-name="T38">[</text:span>15, 13, 11, 7, 8, …<text:span text:style-name="T38">]</text:span></text:p>
      <text:p text:style-name="P23">המשמעות היא, שאדם מספר 11 הכי רוצה את בית 15, אחריו את בית 13, אחריו את בית 11 (הבית הנוכחי שלו), וכו'..</text:p>
      <text:p text:style-name="P23">הפונקציה מחזירה וקטור המתאר את המעגל, למשל אם מוחזר הוקטור:</text:p>
      <text:p text:style-name="P18"><text:span text:style-name="T38">[</text:span>11, 15, 17, 11<text:span text:style-name="T38">]</text:span></text:p>
      <text:p text:style-name="P23">המשמעות היא, שאדם 11 מקבל את בית 15, אדם 15 מקבל את בית 17, ואדם 17 מקבל את בית 11.</text:p>
      <text:p text:style-name="P24"><text:span text:style-name="T43">ב. בעזרת הפונקציה של סעיף א, כיתבו פונקציה המבצעת את אלגוריתם מעגלי המסחר על אנשים עם </text:span><text:span text:style-name="T10">יחסי העדפה</text:span><text:span text:style-name="T43"> חזקים.</text:span></text:p>
      <text:p text:style-name="P26">בדקו את תשובתכם בעזרת <text:span text:style-name="T5">doctest.</text:span></text:p>
      <text:p text:style-name="P22"/>
      <text:p text:style-name="P16">שאלה <text:span text:style-name="T31">2</text:span>: <text:span text:style-name="T27">שיבוץ יציב יחיד</text:span></text:p>
      <text:p text:style-name="P7"><text:span text:style-name="T40">למדנו בהרצאה, שכאשר יחסי-ההעדפה חזקים, יש שיבוץ יציב אחד ויחיד. הראו שהמשפט אינו נכון כאשר יחסי-ההעדפה חלשים </text:span><text:span text:style-name="T41">[</text:span><text:span text:style-name="T9">הסבירו</text:span><text:span text:style-name="T41"> קודם, במילים שלכם, מה בדיוק צריך להראות].</text:span></text:p>
      <text:p text:style-name="P22"/>
      <text:p text:style-name="P15">* שאלה <text:span text:style-name="T31">3</text:span>: <text:span text:style-name="T30">יציבות של אלגוריתם סבן-סתורמן</text:span></text:p>
      <text:p text:style-name="P6"><text:span text:style-name="T40">למדנו בהרצאה, </text:span><text:span text:style-name="T14">שאלגוריתם ההחלפה של סבן-סתורמן מחזיר תמיד שיבוץ יציב-חלש. הראו שהאלגוריתם לא תמיד מחזיר שיבוץ יציב-חזק</text:span><text:span text:style-name="T15"> </text:span><text:span text:style-name="T16">[</text:span><text:span text:style-name="T9">הסבירו</text:span><text:span text:style-name="T16"> קודם, במילים שלכם, מה בדיוק צריך להראות].</text:span></text:p>
      <text:p text:style-name="P21"/>
      <text:p text:style-name="P14"><text:span text:style-name="T8">ש</text:span>אלה <text:span text:style-name="T28">4</text:span>: <text:span text:style-name="T39">תיכנות - </text:span><text:span text:style-name="T28">רכיב-קשירות-חזק סופי</text:span></text:p>
      <text:p text:style-name="P8"><text:span text:style-name="T42">א. </text:span><text:span text:style-name="T36">כיתבו </text:span><text:span text:style-name="T4">פונקציה בפייתון </text:span><text:span text:style-name="T11">הבונה גרף-העדפות עבור </text:span><text:span text:style-name="T13">ה</text:span><text:span text:style-name="T11">אלגוריתם להחלפת בתים </text:span><text:span text:style-name="T23">עם אדישויות</text:span><text:span text:style-name="T4">:</text:span></text:p>
      <text:p text:style-name="P19"><text:span text:style-name="T34">def</text:span><text:span text:style-name="T36"> </text:span><text:span text:style-name="T17">build_graph</text:span><text:span text:style-name="T36">(</text:span><text:span text:style-name="T17">valuations</text:span><text:span text:style-name="T35">: List[List[int]]</text:span><text:span text:style-name="T36">): ...</text:span></text:p>
      <text:p text:style-name="P25"><text:soft-page-break/><text:span text:style-name="T35">הניחו שבתחילת הפונקציה, כל אדם i גר בבית i. <text:s/></text:span><text:span text:style-name="T36">הפרמטר </text:span><text:span text:style-name="T21">valuations</text:span><text:span text:style-name="T36"> מתאר את </text:span><text:span text:style-name="T24">הערכים</text:span><text:span text:style-name="T36"> של בעלי-הבתים. לכל i, הוקטור </text:span><text:span text:style-name="T17">valuations</text:span><text:span text:style-name="T36">[i] מתאר </text:span><text:span text:style-name="T12">את הערך ש</text:span><text:span text:style-name="T36">אדם i </text:span><text:span text:style-name="T44">מיחס לבתים. למשל, אם:</text:span></text:p>
      <text:p text:style-name="P20"><text:span text:style-name="T18">valuations</text:span><text:span text:style-name="T35">[11] = </text:span><text:span text:style-name="T38">[</text:span><text:span text:style-name="T18">100, 200, 200, 300</text:span><text:span text:style-name="T35">, </text:span><text:span text:style-name="T44">250, </text:span><text:span text:style-name="T35">…</text:span><text:span text:style-name="T38">]</text:span></text:p>
      <text:p text:style-name="P9">המשמעות היא, שאדם <text:span text:style-name="T5">i הכי רוצה את הבית הרביעי (- ערך 300), אחריו את הבית החמישי (- ערך 250), אחריו את הבית השני והשלישי (- ערך 200; הוא אדיש ביניהם), וכו’.</text:span></text:p>
      <text:p text:style-name="P29">ב. בעזרת סעיף א, כתבו קוד הבודק אם יש בגרף רכיב קשירות חזק <text:span text:style-name="T46">סופי</text:span>.</text:p>
      <text:p text:style-name="P28"/>
      <text:p text:style-name="P13"><text:span text:style-name="T7">שאלה </text:span><text:span text:style-name="T29">5</text:span><text:span text:style-name="T7">: </text:span><text:span text:style-name="T29">אלגוריתם מעגלי-המסחר כמקרה פרטי</text:span></text:p>
      <text:p text:style-name="P5"><text:span text:style-name="T19">נניח שאנחנו מריצים את אלגוריתם סבן-סתורמן על בעיה שבה לאנשים יש העדפות </text:span><text:span text:style-name="T22">חזקות</text:span><text:span text:style-name="T19">. האם התוצאה </text:span><text:span text:style-name="T20">תהיה </text:span><text:span text:style-name="T19">זהה לאלגוריתם מעגלי-המסחר? הוכיחו והדגימו.</text:span></text:p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01-06T18:38:45.584000000</dc:date>
    <meta:editing-duration>P9DT14H54M33S</meta:editing-duration>
    <meta:editing-cycles>1191</meta:editing-cycles>
    <meta:document-statistic meta:table-count="0" meta:image-count="0" meta:object-count="0" meta:page-count="2" meta:paragraph-count="28" meta:word-count="360" meta:character-count="2064" meta:non-whitespace-character-count="1728"/>
  </office:meta>
</office:document-meta>
</file>